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28 x 128 heat distribution 1 Pi <text:s/>vs 4 Pi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1 physical Pis 4 cores</text:p>
          </table:table-cell>
          <table:table-cell table:style-name="ce1" office:value-type="float" office:value="61.188" calcext:value-type="float">
            <text:p>61.188</text:p>
          </table:table-cell>
          <table:table-cell table:style-name="ce3" office:value-type="float" office:value="73.419" calcext:value-type="float">
            <text:p>73.419</text:p>
          </table:table-cell>
          <table:table-cell table:style-name="ce1" office:value-type="float" office:value="35.246" calcext:value-type="float">
            <text:p>35.246</text:p>
          </table:table-cell>
          <table:table-cell table:style-name="ce1" office:value-type="float" office:value="37.271" calcext:value-type="float">
            <text:p>37.271</text:p>
          </table:table-cell>
          <table:table-cell table:style-name="ce1" office:value-type="float" office:value="42.022" calcext:value-type="float">
            <text:p>42.022</text:p>
          </table:table-cell>
          <table:table-cell table:style-name="ce1" office:value-type="float" office:value="70.4" calcext:value-type="float">
            <text:p>70.4</text:p>
          </table:table-cell>
          <table:table-cell table:style-name="ce1" office:value-type="float" office:value="75.339" calcext:value-type="float">
            <text:p>75.339</text:p>
          </table:table-cell>
          <table:table-cell table:style-name="ce1" office:value-type="float" office:value="78.863" calcext:value-type="float">
            <text:p>78.863</text:p>
          </table:table-cell>
          <table:table-cell table:style-name="ce1" office:value-type="float" office:value="96.861" calcext:value-type="float">
            <text:p>96.861</text:p>
          </table:table-cell>
          <table:table-cell table:style-name="ce1" office:value-type="float" office:value="118.238" calcext:value-type="float">
            <text:p>118.238</text:p>
          </table:table-cell>
          <table:table-cell table:style-name="ce1" office:value-type="float" office:value="124.567" calcext:value-type="float">
            <text:p>124.567</text:p>
          </table:table-cell>
          <table:table-cell table:style-name="ce1" office:value-type="float" office:value="132.184" calcext:value-type="float">
            <text:p>132.184</text:p>
          </table:table-cell>
          <table:table-cell table:style-name="ce1" office:value-type="float" office:value="141.93" calcext:value-type="float">
            <text:p>141.93</text:p>
          </table:table-cell>
          <table:table-cell table:style-name="ce1" office:value-type="float" office:value="157.385" calcext:value-type="float">
            <text:p>157.385</text:p>
          </table:table-cell>
          <table:table-cell table:style-name="ce1" office:value-type="float" office:value="168.764" calcext:value-type="float">
            <text:p>168.764</text:p>
          </table:table-cell>
          <table:table-cell table:style-name="ce1" office:value-type="float" office:value="176.953" calcext:value-type="float">
            <text:p>176.953</text:p>
          </table:table-cell>
          <table:table-cell table:style-name="ce1" office:value-type="float" office:value="192.974" calcext:value-type="float">
            <text:p>192.97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4 physical Pis 16 cores</text:p>
          </table:table-cell>
          <table:table-cell table:style-name="ce1" office:value-type="float" office:value="76.148" calcext:value-type="float">
            <text:p>76.148</text:p>
          </table:table-cell>
          <table:table-cell table:style-name="ce1" office:value-type="float" office:value="81.701" calcext:value-type="float">
            <text:p>81.701</text:p>
          </table:table-cell>
          <table:table-cell table:style-name="ce1" office:value-type="float" office:value="40.58" calcext:value-type="float">
            <text:p>40.58</text:p>
          </table:table-cell>
          <table:table-cell table:style-name="ce1" office:value-type="float" office:value="41.933" calcext:value-type="float">
            <text:p>41.933</text:p>
          </table:table-cell>
          <table:table-cell table:style-name="ce1" office:value-type="float" office:value="45.611" calcext:value-type="float">
            <text:p>45.611</text:p>
          </table:table-cell>
          <table:table-cell table:style-name="ce1" office:value-type="float" office:value="66.489" calcext:value-type="float">
            <text:p>66.489</text:p>
          </table:table-cell>
          <table:table-cell table:style-name="ce1" office:value-type="float" office:value="68.711" calcext:value-type="float">
            <text:p>68.711</text:p>
          </table:table-cell>
          <table:table-cell table:style-name="ce2" office:value-type="float" office:value="72.543" calcext:value-type="float">
            <text:p>72.543</text:p>
          </table:table-cell>
          <table:table-cell table:style-name="ce1" office:value-type="float" office:value="71.162" calcext:value-type="float">
            <text:p>71.162</text:p>
          </table:table-cell>
          <table:table-cell table:style-name="ce1" office:value-type="float" office:value="83.643" calcext:value-type="float">
            <text:p>83.643</text:p>
          </table:table-cell>
          <table:table-cell table:style-name="ce1" office:value-type="float" office:value="81.751" calcext:value-type="float">
            <text:p>81.751</text:p>
          </table:table-cell>
          <table:table-cell table:style-name="ce1" office:value-type="float" office:value="83.918" calcext:value-type="float">
            <text:p>83.918</text:p>
          </table:table-cell>
          <table:table-cell table:style-name="ce1" office:value-type="float" office:value="90.088" calcext:value-type="float">
            <text:p>90.088</text:p>
          </table:table-cell>
          <table:table-cell table:style-name="ce1" office:value-type="float" office:value="100.199" calcext:value-type="float">
            <text:p>100.199</text:p>
          </table:table-cell>
          <table:table-cell table:style-name="ce1" office:value-type="float" office:value="104.747" calcext:value-type="float">
            <text:p>104.747</text:p>
          </table:table-cell>
          <table:table-cell table:style-name="ce1" office:value-type="float" office:value="112.516" calcext:value-type="float">
            <text:p>112.516</text:p>
          </table:table-cell>
          <table:table-cell table:style-name="ce1" office:value-type="float" office:value="117.849" calcext:value-type="float">
            <text:p>117.84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Sheet1.K28" table:end-x="8.28pt" table:end-y="14.23pt" draw:z-index="0" draw:name="Chart 1" draw:style-name="gr1" draw:text-style-name="P1" svg:width="574.47pt" svg:height="355.46pt" svg:x="75pt" svg:y="5.24pt">
              <draw:object draw:notify-on-update-of-ranges="Sheet1.B2:Sheet1.R2 Sheet1.A3:Sheet1.A3 Sheet1.B3:Sheet1.R3 Sheet1.A4:Sheet1.A4 Sheet1.B4:Sheet1.R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22">
          <table:table-cell table:number-columns-repeated="1024"/>
        </table:table-row>
        <table:table-row table:style-name="ro1">
          <table:table-cell table:style-name="ce2" office:value-type="string" calcext:value-type="string">
            <text:p>256 x 256 heat distribution 1 Pi vs 4 Pi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1 physical Pis 4 cores</text:p>
          </table:table-cell>
          <table:table-cell table:style-name="ce1" office:value-type="float" office:value="1273.108" calcext:value-type="float">
            <text:p>1273.108</text:p>
          </table:table-cell>
          <table:table-cell table:style-name="ce1" office:value-type="float" office:value="1302.337" calcext:value-type="float">
            <text:p>1302.337</text:p>
          </table:table-cell>
          <table:table-cell table:style-name="ce1" office:value-type="float" office:value="788.067" calcext:value-type="float">
            <text:p>788.067</text:p>
          </table:table-cell>
          <table:table-cell table:style-name="ce1" office:value-type="float" office:value="708.553" calcext:value-type="float">
            <text:p>708.553</text:p>
          </table:table-cell>
          <table:table-cell table:style-name="ce1" office:value-type="float" office:value="698.841" calcext:value-type="float">
            <text:p>698.841</text:p>
          </table:table-cell>
          <table:table-cell table:style-name="ce1" office:value-type="float" office:value="761.171" calcext:value-type="float">
            <text:p>761.171</text:p>
          </table:table-cell>
          <table:table-cell table:style-name="ce1" office:value-type="float" office:value="709.358" calcext:value-type="float">
            <text:p>709.358</text:p>
          </table:table-cell>
          <table:table-cell table:style-name="ce1" office:value-type="float" office:value="732.322" calcext:value-type="float">
            <text:p>732.322</text:p>
          </table:table-cell>
          <table:table-cell table:style-name="ce1" office:value-type="float" office:value="707.013" calcext:value-type="float">
            <text:p>707.013</text:p>
          </table:table-cell>
          <table:table-cell table:style-name="ce1" office:value-type="float" office:value="875.841" calcext:value-type="float">
            <text:p>875.841</text:p>
          </table:table-cell>
          <table:table-cell table:style-name="ce1" office:value-type="float" office:value="814.989" calcext:value-type="float">
            <text:p>814.989</text:p>
          </table:table-cell>
          <table:table-cell table:style-name="ce1" office:value-type="float" office:value="788.202" calcext:value-type="float">
            <text:p>788.202</text:p>
          </table:table-cell>
          <table:table-cell table:style-name="ce1" office:value-type="float" office:value="798.667" calcext:value-type="float">
            <text:p>798.667</text:p>
          </table:table-cell>
          <table:table-cell table:style-name="ce1" office:value-type="float" office:value="919.291" calcext:value-type="float">
            <text:p>919.291</text:p>
          </table:table-cell>
          <table:table-cell table:style-name="ce1" office:value-type="float" office:value="921.577" calcext:value-type="float">
            <text:p>921.577</text:p>
          </table:table-cell>
          <table:table-cell table:style-name="ce1" office:value-type="float" office:value="947.173" calcext:value-type="float">
            <text:p>947.173</text:p>
          </table:table-cell>
          <table:table-cell table:style-name="ce1" office:value-type="float" office:value="1002.771" calcext:value-type="float">
            <text:p>1002.77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4 physical Pis 16 cores</text:p>
          </table:table-cell>
          <table:table-cell table:style-name="ce1" office:value-type="float" office:value="1325.833" calcext:value-type="float">
            <text:p>1325.833</text:p>
          </table:table-cell>
          <table:table-cell table:style-name="ce1" office:value-type="float" office:value="1346.217" calcext:value-type="float">
            <text:p>1346.217</text:p>
          </table:table-cell>
          <table:table-cell table:style-name="ce1" office:value-type="float" office:value="819.172" calcext:value-type="float">
            <text:p>819.172</text:p>
          </table:table-cell>
          <table:table-cell table:style-name="ce1" office:value-type="float" office:value="749.109" calcext:value-type="float">
            <text:p>749.109</text:p>
          </table:table-cell>
          <table:table-cell table:style-name="ce1" office:value-type="float" office:value="750.888" calcext:value-type="float">
            <text:p>750.888</text:p>
          </table:table-cell>
          <table:table-cell table:style-name="ce1" office:value-type="float" office:value="708.94" calcext:value-type="float">
            <text:p>708.94</text:p>
          </table:table-cell>
          <table:table-cell table:style-name="ce1" office:value-type="float" office:value="617.095" calcext:value-type="float">
            <text:p>617.095</text:p>
          </table:table-cell>
          <table:table-cell table:style-name="ce1" office:value-type="float" office:value="521.242" calcext:value-type="float">
            <text:p>521.242</text:p>
          </table:table-cell>
          <table:table-cell table:style-name="ce1" office:value-type="float" office:value="527.974" calcext:value-type="float">
            <text:p>527.974</text:p>
          </table:table-cell>
          <table:table-cell table:style-name="ce1" office:value-type="float" office:value="519.148" calcext:value-type="float">
            <text:p>519.148</text:p>
          </table:table-cell>
          <table:table-cell table:style-name="ce1" office:value-type="float" office:value="501.675" calcext:value-type="float">
            <text:p>501.675</text:p>
          </table:table-cell>
          <table:table-cell table:style-name="ce1" office:value-type="float" office:value="478.969" calcext:value-type="float">
            <text:p>478.969</text:p>
          </table:table-cell>
          <table:table-cell table:style-name="ce1" office:value-type="float" office:value="484.884" calcext:value-type="float">
            <text:p>484.884</text:p>
          </table:table-cell>
          <table:table-cell table:style-name="ce1" office:value-type="float" office:value="557.965" calcext:value-type="float">
            <text:p>557.965</text:p>
          </table:table-cell>
          <table:table-cell table:style-name="ce1" office:value-type="float" office:value="556.411" calcext:value-type="float">
            <text:p>556.411</text:p>
          </table:table-cell>
          <table:table-cell table:style-name="ce1" office:value-type="float" office:value="568.883" calcext:value-type="float">
            <text:p>568.883</text:p>
          </table:table-cell>
          <table:table-cell table:style-name="ce1" office:value-type="float" office:value="621.773" calcext:value-type="float">
            <text:p>621.77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Sheet1.K56" table:end-x="12.02pt" table:end-y="11.96pt" draw:z-index="1" draw:name="Chart 2" draw:style-name="gr1" draw:text-style-name="P1" svg:width="578.21pt" svg:height="355.46pt" svg:x="75pt" svg:y="3pt">
              <draw:object draw:notify-on-update-of-ranges="Sheet1.B30:Sheet1.R30 Sheet1.A31:Sheet1.A31 Sheet1.B31:Sheet1.R31 Sheet1.A32:Sheet1.A32 Sheet1.B32:Sheet1.R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24">
          <table:table-cell table:number-columns-repeated="1024"/>
        </table:table-row>
        <table:table-row table:style-name="ro1">
          <table:table-cell table:style-name="ce1" office:value-type="string" calcext:value-type="string">
            <text:p>512 x 512 heat distribution 1 Pi <text:s/>vs 4 Pi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1 physical Pis 4 cores</text:p>
          </table:table-cell>
          <table:table-cell table:style-name="ce1" office:value-type="float" office:value="20660.913" calcext:value-type="float">
            <text:p>20660.913</text:p>
          </table:table-cell>
          <table:table-cell table:style-name="ce1" office:value-type="float" office:value="20962.987" calcext:value-type="float">
            <text:p>20962.987</text:p>
          </table:table-cell>
          <table:table-cell table:style-name="ce1" office:value-type="float" office:value="13098.765" calcext:value-type="float">
            <text:p>13098.765</text:p>
          </table:table-cell>
          <table:table-cell table:style-name="ce1" office:value-type="float" office:value="10795.45" calcext:value-type="float">
            <text:p>10795.45</text:p>
          </table:table-cell>
          <table:table-cell table:style-name="ce1" office:value-type="float" office:value="10289.177" calcext:value-type="float">
            <text:p>10289.177</text:p>
          </table:table-cell>
          <table:table-cell table:style-name="ce1" office:value-type="float" office:value="11575.353" calcext:value-type="float">
            <text:p>11575.353</text:p>
          </table:table-cell>
          <table:table-cell table:style-name="ce1" office:value-type="float" office:value="10743.084" calcext:value-type="float">
            <text:p>10743.084</text:p>
          </table:table-cell>
          <table:table-cell table:style-name="ce1" office:value-type="float" office:value="10355.446" calcext:value-type="float">
            <text:p>10355.446</text:p>
          </table:table-cell>
          <table:table-cell table:style-name="ce1" office:value-type="float" office:value="10125.607" calcext:value-type="float">
            <text:p>10125.607</text:p>
          </table:table-cell>
          <table:table-cell table:style-name="ce1" office:value-type="float" office:value="12652.174" calcext:value-type="float">
            <text:p>12652.174</text:p>
          </table:table-cell>
          <table:table-cell table:style-name="ce1" office:value-type="float" office:value="12461.282" calcext:value-type="float">
            <text:p>12461.282</text:p>
          </table:table-cell>
          <table:table-cell table:style-name="ce1" office:value-type="float" office:value="11844.946" calcext:value-type="float">
            <text:p>11844.946</text:p>
          </table:table-cell>
          <table:table-cell table:style-name="ce1" office:value-type="float" office:value="11745.808" calcext:value-type="float">
            <text:p>11745.808</text:p>
          </table:table-cell>
          <table:table-cell table:style-name="ce1" office:value-type="float" office:value="13173.936" calcext:value-type="float">
            <text:p>13173.936</text:p>
          </table:table-cell>
          <table:table-cell table:style-name="ce1" office:value-type="float" office:value="12793.681" calcext:value-type="float">
            <text:p>12793.681</text:p>
          </table:table-cell>
          <table:table-cell table:style-name="ce1" office:value-type="float" office:value="13167.994" calcext:value-type="float">
            <text:p>13167.994</text:p>
          </table:table-cell>
          <table:table-cell table:style-name="ce1" office:value-type="float" office:value="13080.422" calcext:value-type="float">
            <text:p>13080.42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4 physical Pis 16 cores</text:p>
          </table:table-cell>
          <table:table-cell table:style-name="ce1" office:value-type="float" office:value="21166.938" calcext:value-type="float">
            <text:p>21166.938</text:p>
          </table:table-cell>
          <table:table-cell table:style-name="ce1" office:value-type="float" office:value="20847.947" calcext:value-type="float">
            <text:p>20847.947</text:p>
          </table:table-cell>
          <table:table-cell table:style-name="ce1" office:value-type="float" office:value="13296.041" calcext:value-type="float">
            <text:p>13296.041</text:p>
          </table:table-cell>
          <table:table-cell table:style-name="ce1" office:value-type="float" office:value="11485.996" calcext:value-type="float">
            <text:p>11485.996</text:p>
          </table:table-cell>
          <table:table-cell table:style-name="ce1" office:value-type="float" office:value="11154.183" calcext:value-type="float">
            <text:p>11154.183</text:p>
          </table:table-cell>
          <table:table-cell table:style-name="ce1" office:value-type="float" office:value="8360.542" calcext:value-type="float">
            <text:p>8360.542</text:p>
          </table:table-cell>
          <table:table-cell table:style-name="ce1" office:value-type="float" office:value="6821.134" calcext:value-type="float">
            <text:p>6821.134</text:p>
          </table:table-cell>
          <table:table-cell table:style-name="ce1" office:value-type="float" office:value="6130.678" calcext:value-type="float">
            <text:p>6130.678</text:p>
          </table:table-cell>
          <table:table-cell table:style-name="ce1" office:value-type="float" office:value="5615.45" calcext:value-type="float">
            <text:p>5615.45</text:p>
          </table:table-cell>
          <table:table-cell table:style-name="ce1" office:value-type="float" office:value="5402.032" calcext:value-type="float">
            <text:p>5402.032</text:p>
          </table:table-cell>
          <table:table-cell table:style-name="ce1" office:value-type="float" office:value="5200.271" calcext:value-type="float">
            <text:p>5200.271</text:p>
          </table:table-cell>
          <table:table-cell table:style-name="ce1" office:value-type="float" office:value="4968.786" calcext:value-type="float">
            <text:p>4968.786</text:p>
          </table:table-cell>
          <table:table-cell table:style-name="ce1" office:value-type="float" office:value="4741.874" calcext:value-type="float">
            <text:p>4741.874</text:p>
          </table:table-cell>
          <table:table-cell table:style-name="ce1" office:value-type="float" office:value="4868.701" calcext:value-type="float">
            <text:p>4868.701</text:p>
          </table:table-cell>
          <table:table-cell table:style-name="ce1" office:value-type="float" office:value="4622.81" calcext:value-type="float">
            <text:p>4622.81</text:p>
          </table:table-cell>
          <table:table-cell table:style-name="ce1" office:value-type="float" office:value="4698.323" calcext:value-type="float">
            <text:p>4698.323</text:p>
          </table:table-cell>
          <table:table-cell table:style-name="ce1" office:value-type="float" office:value="4530.632" calcext:value-type="float">
            <text:p>4530.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number-columns-repeated="2"/>
          <table:table-cell>
            <draw:frame table:end-cell-address="Sheet1.K87" table:end-x="10.52pt" table:end-y="3.71pt" draw:z-index="2" draw:name="Chart 3" draw:style-name="gr1" draw:text-style-name="P1" svg:width="578.21pt" svg:height="355.46pt" svg:x="73.5pt" svg:y="10.49pt">
              <draw:object draw:notify-on-update-of-ranges="Sheet1.B60:Sheet1.R60 Sheet1.A61:Sheet1.A61 Sheet1.B61:Sheet1.R61 Sheet1.A62:Sheet1.A62 Sheet1.B62:Sheet1.R6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23">
          <table:table-cell table:number-columns-repeated="1024"/>
        </table:table-row>
        <table:table-row table:style-name="ro1">
          <table:table-cell table:style-name="ce1" office:value-type="string" calcext:value-type="string">
            <text:p>1024x1024 heat distribution 1 Pi <text:s/>vs 4 Pis</text:p>
          </table:table-cell>
          <table:table-cell table:number-columns-repeated="5"/>
          <table:table-cell>
            <draw:frame table:end-cell-address="Sheet1.J105" table:end-x="28.01pt" table:end-y="5.95pt" draw:z-index="3" draw:name="Chart 4" draw:style-name="gr1" draw:text-style-name="P1" svg:width="234.71pt" svg:height="268.47pt" svg:x="33.76pt" svg:y="5.24pt">
              <draw:object draw:notify-on-update-of-ranges="Sheet1.A89:Sheet1.A91 Sheet1.B89:Sheet1.B9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quential Run</text:p>
          </table:table-cell>
          <table:table-cell table:style-name="ce1" office:value-type="float" office:value="91.193" calcext:value-type="float">
            <text:p>91.193</text:p>
          </table:table-cell>
          <table:table-cell table:style-name="ce1" office:value-type="float" office:value="328293.7" calcext:value-type="float">
            <text:p>328293.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 physical Pis 4 cores</text:p>
          </table:table-cell>
          <table:table-cell table:style-name="ce1" office:value-type="float" office:value="37.834" calcext:value-type="float">
            <text:p>37.834</text:p>
          </table:table-cell>
          <table:table-cell table:style-name="ce1" office:value-type="float" office:value="136200.976" calcext:value-type="float">
            <text:p>136200.9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 physical Pis 16 cores</text:p>
          </table:table-cell>
          <table:table-cell table:style-name="ce1" office:value-type="float" office:value="13.315" calcext:value-type="float">
            <text:p>13.315</text:p>
          </table:table-cell>
          <table:table-cell table:style-name="ce1" office:value-type="float" office:value="47933.117" calcext:value-type="float">
            <text:p>47933.11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equential + 1 process results for 1 pi and 4 pi runs averaged. Used to estimate 1024 sequential run tim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esting for N = 128 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61.188 + 73.419 + 76.148 + 81.701 = 292.456 / 4 = 73.11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esting for N = 256 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273.108 + 1302.337 + 1325.833 + 1346.217 = 5247.495 / 4 = 1311.8737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esting for N = 512 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660.913 + 20962.987 + 21166.938 + 20847.947 = 83638.785 / 4 = 20909.6962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311.87375 / 73.114 = 17.9428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20909.69625 / 1311.87375 = 15.9388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7.94285 + 15.93880 <text:s/>= 33.88165 / 2 = 16.94082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20909.69625 * 16.94083 = 354,227.50497 s / 3600 = 98.39653 hrs / 24 = 4.09986 day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esting for N = 1024 Estim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quential estimate = 354,227.50497 s / 3600 = 98.39653 hrs / 24 = 4.09986 day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 = 16 ... (47933.117) / 3600 = 13.315 hrs 7.39x faster than estimate</text:p>
          </table:table-cell>
          <table:table-cell table:number-columns-repeated="1023"/>
        </table:table-row>
        <table:table-row table:style-name="ro1">
          <table:table-cell table:number-columns-repeated="11"/>
          <table:table-cell table:style-name="ce1" office:value-type="string" calcext:value-type="string">
            <text:p>2.841 x faster than 1 pi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 physical p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 = 4 ... (136200.976) / 3600 = 37.834 hrs / 24 = 1.57 day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equential ... (328293.700) / 3600 = 91.193 hrs / 24 = 3.800 day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512 x 5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equential ru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913.9255 / 3600s = 5.80942375 h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 physical p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stest = 10125.607/3600s = 2.81 h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.07 x faster than sequential ru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 pi clu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 = 16 ... 4530.632 / 3600s = 1.26 h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.23x faster than 1 p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.62 x faster than sequential ru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equential ru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299.4705s/60s = 21.66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 physical p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stest = 698.841/60 = 11.65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86 x faster than sequential ru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 pi clu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stest = 478.969/60 = 7.98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46x faster than 1 p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.71 x faster than sequential run</text:p>
          </table:table-cell>
          <table:table-cell table:number-columns-repeated="1023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1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5pt" style:font-family-asian="Arial" style:font-size-asian="15pt" style:font-family-complex="Arial" style:font-size-complex="15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06666" draw:fill-color="#e0666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0000ff" draw:fill-color="#0000ff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267cm" svg:height="12.541cm" xlink:href=".." xlink:type="simple" chart:class="chart:line" chart:style-name="ch1">
        <chart:legend chart:legend-position="end" svg:x="15.325cm" svg:y="5.722cm" style:legend-expansion="high" chart:style-name="ch2"/>
        <chart:plot-area chart:style-name="ch3" table:cell-range-address="Sheet1.A2:Sheet1.R4" chart:data-source-has-labels="both" svg:x="1.756cm" svg:y="0.25cm" svg:width="13.164cm" svg:height="11.011cm">
          <chartooo:coordinate-region svg:x="2.413cm" svg:y="0.449cm" svg:width="12.32cm" svg:height="10.315cm"/>
          <chart:axis chart:dimension="x" chart:name="primary-x" chart:style-name="ch4" chartooo:axis-type="text">
            <chart:title svg:x="7.454cm" svg:y="11.512cm" chart:style-name="ch5">
              <text:p>Processes</text:p>
            </chart:title>
            <chart:categories table:cell-range-address="Sheet1.B2:Sheet1.R2"/>
          </chart:axis>
          <chart:axis chart:dimension="y" chart:name="primary-y" chart:style-name="ch6">
            <chart:title svg:x="0.451cm" svg:y="6.829cm" chart:style-name="ch7">
              <text:p>seconds</text:p>
            </chart:title>
            <chart:grid chart:style-name="ch8" chart:class="major"/>
          </chart:axis>
          <chart:series chart:style-name="ch9" chart:values-cell-range-address="Sheet1.B3:Sheet1.R3" chart:label-cell-address="Sheet1.A3:Sheet1.A3" chart:class="chart:line">
            <chart:data-point chart:repeated="17"/>
          </chart:series>
          <chart:series chart:style-name="ch10" chart:values-cell-range-address="Sheet1.B4:Sheet1.R4" chart:label-cell-address="Sheet1.A4:Sheet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R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1 physical Pis 4 cores</text:p>
                <draw:g>
                  <svg:desc>Sheet1.A3:Sheet1.A3</svg:desc>
                </draw:g>
              </table:table-cell>
              <table:table-cell office:value-type="float" office:value="61.188">
                <text:p>61.188</text:p>
                <draw:g>
                  <svg:desc>Sheet1.B3:Sheet1.R3</svg:desc>
                </draw:g>
              </table:table-cell>
              <table:table-cell office:value-type="float" office:value="73.419">
                <text:p>73.419</text:p>
              </table:table-cell>
              <table:table-cell office:value-type="float" office:value="35.246">
                <text:p>35.246</text:p>
              </table:table-cell>
              <table:table-cell office:value-type="float" office:value="37.271">
                <text:p>37.271</text:p>
              </table:table-cell>
              <table:table-cell office:value-type="float" office:value="42.022">
                <text:p>42.022</text:p>
              </table:table-cell>
              <table:table-cell office:value-type="float" office:value="70.4">
                <text:p>70.4</text:p>
              </table:table-cell>
              <table:table-cell office:value-type="float" office:value="75.339">
                <text:p>75.339</text:p>
              </table:table-cell>
              <table:table-cell office:value-type="float" office:value="78.863">
                <text:p>78.863</text:p>
              </table:table-cell>
              <table:table-cell office:value-type="float" office:value="96.861">
                <text:p>96.861</text:p>
              </table:table-cell>
              <table:table-cell office:value-type="float" office:value="118.238">
                <text:p>118.238</text:p>
              </table:table-cell>
              <table:table-cell office:value-type="float" office:value="124.567">
                <text:p>124.567</text:p>
              </table:table-cell>
              <table:table-cell office:value-type="float" office:value="132.184">
                <text:p>132.184</text:p>
              </table:table-cell>
              <table:table-cell office:value-type="float" office:value="141.93">
                <text:p>141.93</text:p>
              </table:table-cell>
              <table:table-cell office:value-type="float" office:value="157.385">
                <text:p>157.385</text:p>
              </table:table-cell>
              <table:table-cell office:value-type="float" office:value="168.764">
                <text:p>168.764</text:p>
              </table:table-cell>
              <table:table-cell office:value-type="float" office:value="176.953">
                <text:p>176.953</text:p>
              </table:table-cell>
              <table:table-cell office:value-type="float" office:value="192.974">
                <text:p>192.974</text:p>
              </table:table-cell>
            </table:table-row>
            <table:table-row>
              <table:table-cell office:value-type="string">
                <text:p>4 physical Pis 16 cores</text:p>
                <draw:g>
                  <svg:desc>Sheet1.A4:Sheet1.A4</svg:desc>
                </draw:g>
              </table:table-cell>
              <table:table-cell office:value-type="float" office:value="76.148">
                <text:p>76.148</text:p>
                <draw:g>
                  <svg:desc>Sheet1.B4:Sheet1.R4</svg:desc>
                </draw:g>
              </table:table-cell>
              <table:table-cell office:value-type="float" office:value="81.701">
                <text:p>81.701</text:p>
              </table:table-cell>
              <table:table-cell office:value-type="float" office:value="40.58">
                <text:p>40.58</text:p>
              </table:table-cell>
              <table:table-cell office:value-type="float" office:value="41.933">
                <text:p>41.933</text:p>
              </table:table-cell>
              <table:table-cell office:value-type="float" office:value="45.611">
                <text:p>45.611</text:p>
              </table:table-cell>
              <table:table-cell office:value-type="float" office:value="66.489">
                <text:p>66.489</text:p>
              </table:table-cell>
              <table:table-cell office:value-type="float" office:value="68.711">
                <text:p>68.711</text:p>
              </table:table-cell>
              <table:table-cell office:value-type="float" office:value="72.543">
                <text:p>72.543</text:p>
              </table:table-cell>
              <table:table-cell office:value-type="float" office:value="71.162">
                <text:p>71.162</text:p>
              </table:table-cell>
              <table:table-cell office:value-type="float" office:value="83.643">
                <text:p>83.643</text:p>
              </table:table-cell>
              <table:table-cell office:value-type="float" office:value="81.751">
                <text:p>81.751</text:p>
              </table:table-cell>
              <table:table-cell office:value-type="float" office:value="83.918">
                <text:p>83.918</text:p>
              </table:table-cell>
              <table:table-cell office:value-type="float" office:value="90.088">
                <text:p>90.088</text:p>
              </table:table-cell>
              <table:table-cell office:value-type="float" office:value="100.199">
                <text:p>100.199</text:p>
              </table:table-cell>
              <table:table-cell office:value-type="float" office:value="104.747">
                <text:p>104.747</text:p>
              </table:table-cell>
              <table:table-cell office:value-type="float" office:value="112.516">
                <text:p>112.516</text:p>
              </table:table-cell>
              <table:table-cell office:value-type="float" office:value="117.849">
                <text:p>117.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5pt" style:font-family-asian="Arial" style:font-size-asian="15pt" style:font-family-complex="Arial" style:font-size-complex="15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06666" draw:fill-color="#e0666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0000ff" draw:fill-color="#0000ff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399cm" svg:height="12.541cm" xlink:href=".." xlink:type="simple" chart:class="chart:line" chart:style-name="ch1">
        <chart:legend chart:legend-position="end" svg:x="15.457cm" svg:y="5.722cm" style:legend-expansion="high" chart:style-name="ch2"/>
        <chart:plot-area chart:style-name="ch3" table:cell-range-address="Sheet1.A30:Sheet1.R32" chart:data-source-has-labels="both" svg:x="1.758cm" svg:y="0.25cm" svg:width="13.292cm" svg:height="11.011cm">
          <chartooo:coordinate-region svg:x="2.415cm" svg:y="0.449cm" svg:width="12.263cm" svg:height="10.315cm"/>
          <chart:axis chart:dimension="x" chart:name="primary-x" chart:style-name="ch4" chartooo:axis-type="text">
            <chart:title svg:x="7.52cm" svg:y="11.512cm" chart:style-name="ch5">
              <text:p>Processes</text:p>
            </chart:title>
            <chart:categories table:cell-range-address="Sheet1.B30:Sheet1.R30"/>
          </chart:axis>
          <chart:axis chart:dimension="y" chart:name="primary-y" chart:style-name="ch6">
            <chart:title svg:x="0.451cm" svg:y="6.829cm" chart:style-name="ch7">
              <text:p>seconds</text:p>
            </chart:title>
            <chart:grid chart:style-name="ch8" chart:class="major"/>
          </chart:axis>
          <chart:series chart:style-name="ch9" chart:values-cell-range-address="Sheet1.B31:Sheet1.R31" chart:label-cell-address="Sheet1.A31:Sheet1.A31" chart:class="chart:line">
            <chart:data-point chart:repeated="17"/>
          </chart:series>
          <chart:series chart:style-name="ch10" chart:values-cell-range-address="Sheet1.B32:Sheet1.R32" chart:label-cell-address="Sheet1.A32:Sheet1.A3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30:Sheet1.R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1 physical Pis 4 cores</text:p>
                <draw:g>
                  <svg:desc>Sheet1.A31:Sheet1.A31</svg:desc>
                </draw:g>
              </table:table-cell>
              <table:table-cell office:value-type="float" office:value="1273.108">
                <text:p>1273.108</text:p>
                <draw:g>
                  <svg:desc>Sheet1.B31:Sheet1.R31</svg:desc>
                </draw:g>
              </table:table-cell>
              <table:table-cell office:value-type="float" office:value="1302.337">
                <text:p>1302.337</text:p>
              </table:table-cell>
              <table:table-cell office:value-type="float" office:value="788.067">
                <text:p>788.067</text:p>
              </table:table-cell>
              <table:table-cell office:value-type="float" office:value="708.553">
                <text:p>708.553</text:p>
              </table:table-cell>
              <table:table-cell office:value-type="float" office:value="698.841">
                <text:p>698.841</text:p>
              </table:table-cell>
              <table:table-cell office:value-type="float" office:value="761.171">
                <text:p>761.171</text:p>
              </table:table-cell>
              <table:table-cell office:value-type="float" office:value="709.358">
                <text:p>709.358</text:p>
              </table:table-cell>
              <table:table-cell office:value-type="float" office:value="732.322">
                <text:p>732.322</text:p>
              </table:table-cell>
              <table:table-cell office:value-type="float" office:value="707.013">
                <text:p>707.013</text:p>
              </table:table-cell>
              <table:table-cell office:value-type="float" office:value="875.841">
                <text:p>875.841</text:p>
              </table:table-cell>
              <table:table-cell office:value-type="float" office:value="814.989">
                <text:p>814.989</text:p>
              </table:table-cell>
              <table:table-cell office:value-type="float" office:value="788.202">
                <text:p>788.202</text:p>
              </table:table-cell>
              <table:table-cell office:value-type="float" office:value="798.667">
                <text:p>798.667</text:p>
              </table:table-cell>
              <table:table-cell office:value-type="float" office:value="919.291">
                <text:p>919.291</text:p>
              </table:table-cell>
              <table:table-cell office:value-type="float" office:value="921.577">
                <text:p>921.577</text:p>
              </table:table-cell>
              <table:table-cell office:value-type="float" office:value="947.173">
                <text:p>947.173</text:p>
              </table:table-cell>
              <table:table-cell office:value-type="float" office:value="1002.771">
                <text:p>1002.771</text:p>
              </table:table-cell>
            </table:table-row>
            <table:table-row>
              <table:table-cell office:value-type="string">
                <text:p>4 physical Pis 16 cores</text:p>
                <draw:g>
                  <svg:desc>Sheet1.A32:Sheet1.A32</svg:desc>
                </draw:g>
              </table:table-cell>
              <table:table-cell office:value-type="float" office:value="1325.833">
                <text:p>1325.833</text:p>
                <draw:g>
                  <svg:desc>Sheet1.B32:Sheet1.R32</svg:desc>
                </draw:g>
              </table:table-cell>
              <table:table-cell office:value-type="float" office:value="1346.217">
                <text:p>1346.217</text:p>
              </table:table-cell>
              <table:table-cell office:value-type="float" office:value="819.172">
                <text:p>819.172</text:p>
              </table:table-cell>
              <table:table-cell office:value-type="float" office:value="749.109">
                <text:p>749.109</text:p>
              </table:table-cell>
              <table:table-cell office:value-type="float" office:value="750.888">
                <text:p>750.888</text:p>
              </table:table-cell>
              <table:table-cell office:value-type="float" office:value="708.94">
                <text:p>708.94</text:p>
              </table:table-cell>
              <table:table-cell office:value-type="float" office:value="617.095">
                <text:p>617.095</text:p>
              </table:table-cell>
              <table:table-cell office:value-type="float" office:value="521.242">
                <text:p>521.242</text:p>
              </table:table-cell>
              <table:table-cell office:value-type="float" office:value="527.974">
                <text:p>527.974</text:p>
              </table:table-cell>
              <table:table-cell office:value-type="float" office:value="519.148">
                <text:p>519.148</text:p>
              </table:table-cell>
              <table:table-cell office:value-type="float" office:value="501.675">
                <text:p>501.675</text:p>
              </table:table-cell>
              <table:table-cell office:value-type="float" office:value="478.969">
                <text:p>478.969</text:p>
              </table:table-cell>
              <table:table-cell office:value-type="float" office:value="484.884">
                <text:p>484.884</text:p>
              </table:table-cell>
              <table:table-cell office:value-type="float" office:value="557.965">
                <text:p>557.965</text:p>
              </table:table-cell>
              <table:table-cell office:value-type="float" office:value="556.411">
                <text:p>556.411</text:p>
              </table:table-cell>
              <table:table-cell office:value-type="float" office:value="568.883">
                <text:p>568.883</text:p>
              </table:table-cell>
              <table:table-cell office:value-type="float" office:value="621.773">
                <text:p>621.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5pt" style:font-family-asian="Arial" style:font-size-asian="15pt" style:font-family-complex="Arial" style:font-size-complex="15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06666" draw:fill-color="#e0666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0000ff" draw:fill-color="#0000ff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399cm" svg:height="12.541cm" xlink:href=".." xlink:type="simple" chart:class="chart:line" chart:style-name="ch1">
        <chart:legend chart:legend-position="end" svg:x="15.457cm" svg:y="5.722cm" style:legend-expansion="high" chart:style-name="ch2"/>
        <chart:plot-area chart:style-name="ch3" table:cell-range-address="Sheet1.A60:Sheet1.R62" chart:data-source-has-labels="both" svg:x="1.758cm" svg:y="0.25cm" svg:width="13.292cm" svg:height="11.011cm">
          <chartooo:coordinate-region svg:x="2.785cm" svg:y="0.449cm" svg:width="12.078cm" svg:height="10.315cm"/>
          <chart:axis chart:dimension="x" chart:name="primary-x" chart:style-name="ch4" chartooo:axis-type="text">
            <chart:title svg:x="7.52cm" svg:y="11.512cm" chart:style-name="ch5">
              <text:p>Processes</text:p>
            </chart:title>
            <chart:categories table:cell-range-address="Sheet1.B60:Sheet1.R60"/>
          </chart:axis>
          <chart:axis chart:dimension="y" chart:name="primary-y" chart:style-name="ch6">
            <chart:title svg:x="0.451cm" svg:y="6.829cm" chart:style-name="ch7">
              <text:p>seconds</text:p>
            </chart:title>
            <chart:grid chart:style-name="ch8" chart:class="major"/>
          </chart:axis>
          <chart:series chart:style-name="ch9" chart:values-cell-range-address="Sheet1.B61:Sheet1.R61" chart:label-cell-address="Sheet1.A61:Sheet1.A61" chart:class="chart:line">
            <chart:data-point chart:repeated="17"/>
          </chart:series>
          <chart:series chart:style-name="ch10" chart:values-cell-range-address="Sheet1.B62:Sheet1.R62" chart:label-cell-address="Sheet1.A62:Sheet1.A6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60:Sheet1.R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1 physical Pis 4 cores</text:p>
                <draw:g>
                  <svg:desc>Sheet1.A61:Sheet1.A61</svg:desc>
                </draw:g>
              </table:table-cell>
              <table:table-cell office:value-type="float" office:value="20660.913">
                <text:p>20660.913</text:p>
                <draw:g>
                  <svg:desc>Sheet1.B61:Sheet1.R61</svg:desc>
                </draw:g>
              </table:table-cell>
              <table:table-cell office:value-type="float" office:value="20962.987">
                <text:p>20962.987</text:p>
              </table:table-cell>
              <table:table-cell office:value-type="float" office:value="13098.765">
                <text:p>13098.765</text:p>
              </table:table-cell>
              <table:table-cell office:value-type="float" office:value="10795.45">
                <text:p>10795.45</text:p>
              </table:table-cell>
              <table:table-cell office:value-type="float" office:value="10289.177">
                <text:p>10289.177</text:p>
              </table:table-cell>
              <table:table-cell office:value-type="float" office:value="11575.353">
                <text:p>11575.353</text:p>
              </table:table-cell>
              <table:table-cell office:value-type="float" office:value="10743.084">
                <text:p>10743.084</text:p>
              </table:table-cell>
              <table:table-cell office:value-type="float" office:value="10355.446">
                <text:p>10355.446</text:p>
              </table:table-cell>
              <table:table-cell office:value-type="float" office:value="10125.607">
                <text:p>10125.607</text:p>
              </table:table-cell>
              <table:table-cell office:value-type="float" office:value="12652.174">
                <text:p>12652.174</text:p>
              </table:table-cell>
              <table:table-cell office:value-type="float" office:value="12461.282">
                <text:p>12461.282</text:p>
              </table:table-cell>
              <table:table-cell office:value-type="float" office:value="11844.946">
                <text:p>11844.946</text:p>
              </table:table-cell>
              <table:table-cell office:value-type="float" office:value="11745.808">
                <text:p>11745.808</text:p>
              </table:table-cell>
              <table:table-cell office:value-type="float" office:value="13173.936">
                <text:p>13173.936</text:p>
              </table:table-cell>
              <table:table-cell office:value-type="float" office:value="12793.681">
                <text:p>12793.681</text:p>
              </table:table-cell>
              <table:table-cell office:value-type="float" office:value="13167.994">
                <text:p>13167.994</text:p>
              </table:table-cell>
              <table:table-cell office:value-type="float" office:value="13080.422">
                <text:p>13080.422</text:p>
              </table:table-cell>
            </table:table-row>
            <table:table-row>
              <table:table-cell office:value-type="string">
                <text:p>4 physical Pis 16 cores</text:p>
                <draw:g>
                  <svg:desc>Sheet1.A62:Sheet1.A62</svg:desc>
                </draw:g>
              </table:table-cell>
              <table:table-cell office:value-type="float" office:value="21166.938">
                <text:p>21166.938</text:p>
                <draw:g>
                  <svg:desc>Sheet1.B62:Sheet1.R62</svg:desc>
                </draw:g>
              </table:table-cell>
              <table:table-cell office:value-type="float" office:value="20847.947">
                <text:p>20847.947</text:p>
              </table:table-cell>
              <table:table-cell office:value-type="float" office:value="13296.041">
                <text:p>13296.041</text:p>
              </table:table-cell>
              <table:table-cell office:value-type="float" office:value="11485.996">
                <text:p>11485.996</text:p>
              </table:table-cell>
              <table:table-cell office:value-type="float" office:value="11154.183">
                <text:p>11154.183</text:p>
              </table:table-cell>
              <table:table-cell office:value-type="float" office:value="8360.542">
                <text:p>8360.542</text:p>
              </table:table-cell>
              <table:table-cell office:value-type="float" office:value="6821.134">
                <text:p>6821.134</text:p>
              </table:table-cell>
              <table:table-cell office:value-type="float" office:value="6130.678">
                <text:p>6130.678</text:p>
              </table:table-cell>
              <table:table-cell office:value-type="float" office:value="5615.45">
                <text:p>5615.45</text:p>
              </table:table-cell>
              <table:table-cell office:value-type="float" office:value="5402.032">
                <text:p>5402.032</text:p>
              </table:table-cell>
              <table:table-cell office:value-type="float" office:value="5200.271">
                <text:p>5200.271</text:p>
              </table:table-cell>
              <table:table-cell office:value-type="float" office:value="4968.786">
                <text:p>4968.786</text:p>
              </table:table-cell>
              <table:table-cell office:value-type="float" office:value="4741.874">
                <text:p>4741.874</text:p>
              </table:table-cell>
              <table:table-cell office:value-type="float" office:value="4868.701">
                <text:p>4868.701</text:p>
              </table:table-cell>
              <table:table-cell office:value-type="float" office:value="4622.81">
                <text:p>4622.81</text:p>
              </table:table-cell>
              <table:table-cell office:value-type="float" office:value="4698.323">
                <text:p>4698.323</text:p>
              </table:table-cell>
              <table:table-cell office:value-type="float" office:value="4530.632">
                <text:p>4530.6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0000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0000ff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281cm" svg:height="9.472cm" xlink:href=".." xlink:type="simple" chart:class="chart:bar" chart:style-name="ch1">
        <chart:legend chart:legend-position="end" svg:x="5.065cm" svg:y="3.542cm" style:legend-expansion="high" chart:style-name="ch2"/>
        <chart:plot-area chart:style-name="ch3" table:cell-range-address="Sheet1.A89:Sheet1.B91" chart:data-source-has-labels="column" svg:x="1.225cm" svg:y="0.189cm" svg:width="3.675cm" svg:height="9.094cm">
          <chartooo:coordinate-region svg:x="2.891cm" svg:y="0.189cm" svg:width="2.009cm" svg:height="5.971cm"/>
          <chart:axis chart:dimension="x" chart:name="primary-x" chart:style-name="ch4" chartooo:axis-type="text">
            <chart:categories table:cell-range-address="Sheet1.A89:Sheet1.A91"/>
          </chart:axis>
          <chart:axis chart:dimension="y" chart:name="primary-y" chart:style-name="ch5">
            <chart:title svg:x="0.451cm" svg:y="5.224cm" chart:style-name="ch6">
              <text:p>hours</text:p>
            </chart:title>
            <chart:grid chart:style-name="ch7" chart:class="major"/>
          </chart:axis>
          <chart:series chart:style-name="ch8" chart:values-cell-range-address="Sheet1.B89:Sheet1.B91" chart:class="chart:bar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equential Run</text:p>
                <draw:g>
                  <svg:desc>Sheet1.A89:Sheet1.A91</svg:desc>
                </draw:g>
              </table:table-cell>
              <table:table-cell office:value-type="float" office:value="91.193">
                <text:p>91.193</text:p>
                <draw:g>
                  <svg:desc>Sheet1.B89:Sheet1.B91</svg:desc>
                </draw:g>
              </table:table-cell>
            </table:table-row>
            <table:table-row>
              <table:table-cell office:value-type="string">
                <text:p>1 physical Pis 4 cores</text:p>
              </table:table-cell>
              <table:table-cell office:value-type="float" office:value="37.834">
                <text:p>37.834</text:p>
              </table:table-cell>
            </table:table-row>
            <table:table-row>
              <table:table-cell office:value-type="string">
                <text:p>4 physical Pis 16 cores</text:p>
              </table:table-cell>
              <table:table-cell office:value-type="float" office:value="13.315">
                <text:p>13.3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